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afd095" draw:textarea-vertical-align="middle"/>
    </style:style>
    <style:style style:name="gr2" style:family="graphic" style:parent-style-name="objectwithoutfill">
      <style:graphic-properties draw:fill="solid" draw:fill-color="#ffff6d" draw:opacity="70%" draw:textarea-vertical-align="middle" draw:shadow-opacity="70%"/>
    </style:style>
    <style:style style:name="gr3" style:family="graphic" style:parent-style-name="Filled_20_Red">
      <style:graphic-properties draw:fill="solid" draw:fill-color="#ff5429" draw:opacity="75%" draw:textarea-vertical-align="middle" draw:shadow-opacity="75%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76cm" svg:stroke-color="#000000" draw:marker-start-width="0.305cm" draw:marker-end-width="0.305cm" draw:fill-color="#ffff00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0" style:family="graphic" style:parent-style-name="standard">
      <style:graphic-properties svg:stroke-width="0.076cm" svg:stroke-color="#000000" draw:marker-start-width="0.305cm" draw:marker-end-width="0.305cm" draw:fill-color="#ff0000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1" style:family="graphic" style:parent-style-name="standard">
      <style:graphic-properties svg:stroke-width="0.076cm" svg:stroke-color="#000000" draw:marker-start-width="0.305cm" draw:marker-end-width="0.305cm" draw:fill-color="#158466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ffff6d" draw:opacity="70%"/>
      <style:paragraph-properties fo:text-align="center"/>
    </style:style>
    <style:style style:name="P3" style:family="paragraph">
      <loext:graphic-properties draw:fill="solid" draw:fill-color="#ff5429" draw:opacity="75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4.246cm" svg:height="3.053cm" draw:transform="rotate (0.605454717516833) translate (12.086cm 5.275cm)" svg:viewBox="0 0 4247 3054" draw:points="0,0 4247,0 2330,3054">
          <text:p/>
        </draw:polygon>
        <draw:polygon draw:style-name="gr2" draw:text-style-name="P2" draw:layer="layout" svg:width="3.995cm" svg:height="3.241cm" draw:transform="rotate (1.5704472609445) translate (16.3809818493083cm 11.747997899269cm)" svg:viewBox="0 0 3996 3242" draw:points="0,6 2701,6 3996,3241 2053,3242 52,0">
          <text:p/>
        </draw:polygon>
        <draw:polygon draw:style-name="gr3" draw:text-style-name="P3" draw:layer="layout" svg:width="7.339cm" svg:height="5.204cm" draw:transform="rotate (0.551698576555408) translate (4.7040218003039cm 10.260423489522cm)" svg:viewBox="0 0 7340 5205" draw:points="1022,0 4828,0 7340,2188 6685,5205 2631,4791 0,1660 1020,0 1113,57">
          <text:p/>
        </draw:polygon>
        <draw:line draw:style-name="gr4" draw:text-style-name="P4" draw:layer="layout" svg:x1="5.573cm" svg:y1="11.015cm" svg:x2="5.573cm" svg:y2="11.662cm">
          <text:p/>
        </draw:line>
        <draw:custom-shape draw:style-name="gr5" draw:text-style-name="P5" draw:layer="layout" svg:width="0.216cm" svg:height="0.217cm" svg:x="5.4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7cm" svg:y="1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5.465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22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10.367cm" svg:x2="5.573cm" svg:y2="11.014cm">
          <text:p/>
        </draw:lin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cm" svg:x2="5.573cm" svg:y2="10.367cm">
          <text:p/>
        </draw:line>
        <draw:line draw:style-name="gr4" draw:text-style-name="P4" draw:layer="layout" svg:x1="5.573cm" svg:y1="9.72cm" svg:x2="6.652cm" svg:y2="9.935cm">
          <text:p/>
        </draw:lin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51cm" svg:y1="9.936cm" svg:x2="7.73cm" svg:y2="10.151cm">
          <text:p/>
        </draw:line>
        <draw:line draw:style-name="gr4" draw:text-style-name="P4" draw:layer="layout" svg:x1="7.729cm" svg:y1="10.152cm" svg:x2="8.808cm" svg:y2="10.367cm">
          <text:p/>
        </draw:line>
        <draw:line draw:style-name="gr7" draw:text-style-name="P7" draw:layer="layout" svg:x1="5.573cm" svg:y1="11.661cm" svg:x2="8.809cm" svg:y2="10.367cm">
          <text:p text:style-name="P5"><text:s text:c="4"/></text:p>
        </draw:line>
        <draw:custom-shape draw:style-name="gr5" draw:text-style-name="P5" draw:layer="layout" svg:width="0.216cm" svg:height="0.215cm" svg:x="6.543cm" svg:y="1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22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543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73cm" svg:y1="11.662cm" svg:x2="6.867cm" svg:y2="12.094cm">
          <text:p text:style-name="P5"><text:s text:c="4"/></text:p>
        </draw:line>
        <draw:custom-shape draw:style-name="gr5" draw:text-style-name="P5" draw:layer="layout" svg:width="0.216cm" svg:height="0.215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6.867cm" svg:y1="12.093cm" svg:x2="8.161cm" svg:y2="12.525cm">
          <text:p text:style-name="P5"><text:s text:c="4"/></text:p>
        </draw:line>
        <draw:custom-shape draw:style-name="gr5" draw:text-style-name="P5" draw:layer="layout" svg:width="0.217cm" svg:height="0.215cm" svg:x="8.05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8.161cm" svg:y1="12.524cm" svg:x2="9.455cm" svg:y2="12.956cm">
          <text:p text:style-name="P5"><text:s text:c="4"/></text:p>
        </draw:line>
        <draw:custom-shape draw:style-name="gr5" draw:text-style-name="P5" draw:layer="layout" svg:width="0.216cm" svg:height="0.215cm" svg:x="9.334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455cm" svg:y1="12.955cm" svg:x2="8.808cm" svg:y2="10.367cm">
          <text:p text:style-name="P5"><text:s text:c="12"/></text:p>
        </draw:line>
        <draw:custom-shape draw:style-name="gr5" draw:text-style-name="P5" draw:layer="layout" svg:width="0.216cm" svg:height="0.216cm" svg:x="9.118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8.902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7.84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8cm" svg:y1="9.449cm" svg:x2="8.808cm" svg:y2="10.368cm">
          <text:p/>
        </draw:line>
        <draw:custom-shape draw:style-name="gr6" draw:text-style-name="P6" draw:layer="layout" svg:width="0.216cm" svg:height="0.216cm" svg:x="8.7cm" svg:y="9.36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9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8.559cm" svg:x2="8.809cm" svg:y2="9.478cm">
          <text:p/>
        </draw:line>
        <draw:custom-shape draw:style-name="gr6" draw:text-style-name="P6" draw:layer="layout" svg:width="0.217cm" svg:height="0.216cm" svg:x="8.7cm" svg:y="8.47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667cm" svg:x2="8.809cm" svg:y2="8.586cm">
          <text:p/>
        </draw:line>
        <draw:custom-shape draw:style-name="gr6" draw:text-style-name="P6" draw:layer="layout" svg:width="0.217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1cm" svg:x2="8.809cm" svg:y2="7.723cm">
          <text:p/>
        </draw:line>
        <draw:custom-shape draw:style-name="gr5" draw:text-style-name="P5" draw:layer="layout" svg:width="0.215cm" svg:height="0.215cm" svg:x="6.57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51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51cm" svg:y="9.1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7.623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054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8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2cm" svg:y1="9.72cm" svg:x2="5.494cm" svg:y2="9.017cm">
          <text:p/>
        </draw:lin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493cm" svg:y1="9.018cm" svg:x2="5.415cm" svg:y2="8.315cm">
          <text:p/>
        </draw:lin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5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413cm" svg:y1="8.314cm" svg:x2="5.335cm" svg:y2="7.611cm">
          <text:p/>
        </draw:lin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3cm" svg:x2="5.336cm" svg:y2="7.611cm">
          <text:p/>
        </draw:line>
        <draw:custom-shape draw:style-name="gr6" draw:text-style-name="P6" draw:layer="layout" svg:width="0.215cm" svg:height="0.215cm" svg:x="6.42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7.569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6.494cm" svg:y="8.22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8cm" svg:y1="12.902cm" svg:x2="4.983cm" svg:y2="13.519cm">
          <text:p/>
        </draw:line>
        <draw:custom-shape draw:style-name="gr5" draw:text-style-name="P5" draw:layer="layout" svg:width="0.215cm" svg:height="0.217cm" draw:transform="skewX (0.00925024503556988) rotate (-0.308923277602996) translate (5.11cm 12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4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5.306cm 12.1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76cm" svg:y1="12.286cm" svg:x2="5.179cm" svg:y2="12.903cm">
          <text:p/>
        </draw:line>
        <draw:line draw:style-name="gr4" draw:text-style-name="P4" draw:layer="layout" svg:x1="5.573cm" svg:y1="11.669cm" svg:x2="5.376cm" svg:y2="12.286cm">
          <text:p/>
        </draw:line>
        <draw:custom-shape draw:style-name="gr5" draw:text-style-name="P5" draw:layer="layout" svg:width="0.215cm" svg:height="0.216cm" draw:transform="rotate (-0.308923277602996) translate (5.505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88) rotate (-0.308923277602996) translate (5.11cm 12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5) rotate (-0.308923277602996) translate (5.307cm 12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6cm" draw:transform="skewX (0.00471238898038473) rotate (-0.308923277602996) translate (4.901cm 13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6cm" svg:x2="4.983cm" svg:y2="13.519cm">
          <text:p/>
        </draw:line>
        <draw:custom-shape draw:style-name="gr5" draw:text-style-name="P5" draw:layer="layout" svg:width="0.216cm" svg:height="0.216cm" svg:x="6.314cm" svg:y="1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7.844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6.528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915cm" svg:y1="9.664cm" svg:x2="8.808cm" svg:y2="10.367cm">
          <text:p/>
        </draw:line>
        <draw:custom-shape draw:style-name="gr6" draw:text-style-name="P6" draw:layer="layout" svg:width="0.216cm" svg:height="0.215cm" svg:x="9.808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994cm" svg:y1="8.961cm" svg:x2="9.887cm" svg:y2="9.664cm">
          <text:p/>
        </draw:line>
        <draw:custom-shape draw:style-name="gr6" draw:text-style-name="P6" draw:layer="layout" svg:width="0.216cm" svg:height="0.216cm" svg:x="10.886cm" svg:y="8.8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101cm" svg:y1="8.263cm" svg:x2="10.994cm" svg:y2="8.966cm">
          <text:p/>
        </draw:line>
        <draw:custom-shape draw:style-name="gr6" draw:text-style-name="P6" draw:layer="layout" svg:width="0.217cm" svg:height="0.215cm" svg:x="11.962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2cm" svg:y1="8.263cm" svg:x2="8.815cm" svg:y2="7.719cm">
          <text:p/>
        </draw:line>
        <draw:line draw:style-name="gr4" draw:text-style-name="P4" draw:layer="layout" svg:x1="8.808cm" svg:y1="10.367cm" svg:x2="10.239cm" svg:y2="10.634cm">
          <text:p/>
        </draw:line>
        <draw:custom-shape draw:style-name="gr6" draw:text-style-name="P6" draw:layer="layout" svg:width="0.216cm" svg:height="0.216cm" svg:x="9.808cm" svg:y="7.80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914cm" svg:y="7.97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9.819cm" svg:y="8.65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0.131cm" svg:y="10.52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1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39cm" svg:y1="10.635cm" svg:x2="11.67cm" svg:y2="10.902cm">
          <text:p/>
        </draw:line>
        <draw:custom-shape draw:style-name="gr6" draw:text-style-name="P6" draw:layer="layout" svg:width="0.216cm" svg:height="0.215cm" svg:x="11.562cm" svg:y="10.79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56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56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668cm" svg:y1="10.916cm" svg:x2="13.099cm" svg:y2="11.183cm">
          <text:p/>
        </draw:lin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cm" svg:y1="8.272cm" svg:x2="13.098cm" svg:y2="11.184cm">
          <text:p/>
        </draw:line>
        <draw:custom-shape draw:style-name="gr6" draw:text-style-name="P6" draw:layer="layout" svg:width="0.216cm" svg:height="0.215cm" svg:x="12.309cm" svg:y="9.17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652cm" svg:y="10.10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1.256cm" svg:y="9.841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455cm" svg:y1="12.955cm" svg:x2="13.101cm" svg:y2="11.174cm">
          <text:p text:style-name="P5"><text:s text:c="12"/></text:p>
        </draw:line>
        <draw:custom-shape draw:style-name="gr5" draw:text-style-name="P5" draw:layer="layout" svg:width="0.215cm" svg:height="0.215cm" svg:x="10.347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56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746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8.4cm" svg:x2="19.623cm" svg:y2="7.753cm">
          <text:p/>
        </draw:lin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4cm 9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-3.14159265358979) translate (17.574cm 9.373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cm 9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047cm" svg:x2="19.623cm" svg:y2="8.4cm">
          <text:p/>
        </draw:line>
        <draw:custom-shape draw:style-name="gr5" draw:text-style-name="P5" draw:layer="layout" svg:width="0.217cm" svg:height="0.215cm" draw:transform="rotate (-3.14159265358979) translate (19.732cm 7.8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694cm" svg:x2="19.623cm" svg:y2="9.047cm">
          <text:p/>
        </draw:line>
        <draw:line draw:style-name="gr4" draw:text-style-name="P4" draw:layer="layout" svg:x1="19.624cm" svg:y1="9.693cm" svg:x2="18.545cm" svg:y2="9.478cm">
          <text:p/>
        </draw:line>
        <draw:custom-shape draw:style-name="gr5" draw:text-style-name="P5" draw:layer="layout" svg:width="0.216cm" svg:height="0.215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45cm" svg:y1="9.478cm" svg:x2="17.466cm" svg:y2="9.263cm">
          <text:p/>
        </draw:line>
        <draw:line draw:style-name="gr4" draw:text-style-name="P4" draw:layer="layout" svg:x1="17.466cm" svg:y1="9.262cm" svg:x2="16.387cm" svg:y2="9.047cm">
          <text:p/>
        </draw:line>
        <draw:line draw:style-name="gr7" draw:text-style-name="P7" draw:layer="layout" svg:x1="19.623cm" svg:y1="7.753cm" svg:x2="16.387cm" svg:y2="9.047cm">
          <text:p text:style-name="P5"><text:s text:c="4"/></text:p>
        </draw:line>
        <draw:custom-shape draw:style-name="gr8" draw:text-style-name="P8" draw:layer="layout" svg:width="0.215cm" svg:height="0.215cm" draw:transform="rotate (-3.14159265358979) translate (18.652cm 8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7.574cm 8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8.65cm 8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9.623cm" svg:y1="7.753cm" svg:x2="18.329cm" svg:y2="7.321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8.437cm 7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329cm" svg:y1="7.323cm" svg:x2="17.035cm" svg:y2="6.891cm">
          <text:p text:style-name="P5"><text:s text:c="4"/></text:p>
        </draw:line>
        <draw:custom-shape draw:style-name="gr5" draw:text-style-name="P5" draw:layer="layout" svg:width="0.217cm" svg:height="0.216cm" draw:transform="rotate (-3.14159265358979) translate (17.14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7.034cm" svg:y1="6.891cm" svg:x2="15.74cm" svg:y2="6.459cm">
          <text:p text:style-name="P5"><text:s text:c="4"/></text:p>
        </draw:line>
        <draw:custom-shape draw:style-name="gr5" draw:text-style-name="P5" draw:layer="layout" svg:width="0.216cm" svg:height="0.216cm" draw:transform="rotate (-3.14159265358979) translate (15.861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74cm" svg:y1="6.459cm" svg:x2="16.387cm" svg:y2="9.047cm">
          <text:p text:style-name="P5"><text:s text:c="12"/></text:p>
        </draw:line>
        <draw:custom-shape draw:style-name="gr5" draw:text-style-name="P5" draw:layer="layout" svg:width="0.216cm" svg:height="0.216cm" draw:transform="rotate (-3.14159265358979) translate (16.078cm 7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draw:transform="rotate (-3.14159265358979) translate (16.296cm 8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7.354cm 7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9.966cm" svg:x2="16.387cm" svg:y2="9.047cm">
          <text:p/>
        </draw:line>
        <draw:custom-shape draw:style-name="gr6" draw:text-style-name="P6" draw:layer="layout" svg:width="0.215cm" svg:height="0.216cm" draw:transform="rotate (-3.14159265358979) translate (16.495cm 10.04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5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0.856cm" svg:x2="16.387cm" svg:y2="9.937cm">
          <text:p/>
        </draw:line>
        <draw:custom-shape draw:style-name="gr6" draw:text-style-name="P6" draw:layer="layout" svg:width="0.216cm" svg:height="0.216cm" draw:transform="rotate (-3.14159265358979) translate (16.497cm 10.934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1.748cm" svg:x2="16.387cm" svg:y2="10.829cm">
          <text:p/>
        </draw:line>
        <draw:custom-shape draw:style-name="gr6" draw:text-style-name="P6" draw:layer="layout" svg:width="0.216cm" svg:height="0.216cm" draw:transform="rotate (-3.14159265358979) translate (16.494cm 11.82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695cm" svg:x2="16.387cm" svg:y2="11.693cm">
          <text:p/>
        </draw:line>
        <draw:custom-shape draw:style-name="gr5" draw:text-style-name="P5" draw:layer="layout" svg:width="0.215cm" svg:height="0.216cm" draw:transform="rotate (-3.14159265358979) translate (18.625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544cm 11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44cm 10.29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6cm" svg:height="0.216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72cm 9.3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73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435cm 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144cm 6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4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2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4cm" svg:y1="9.695cm" svg:x2="19.702cm" svg:y2="10.398cm">
          <text:p/>
        </draw:lin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703cm" svg:y1="10.397cm" svg:x2="19.781cm" svg:y2="11.1cm">
          <text:p/>
        </draw:lin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9cm 11.2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782cm" svg:y1="11.101cm" svg:x2="19.86cm" svg:y2="11.804cm">
          <text:p/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1.691cm" svg:x2="19.86cm" svg:y2="11.803cm">
          <text:p/>
        </draw:line>
        <draw:custom-shape draw:style-name="gr6" draw:text-style-name="P6" draw:layer="layout" svg:width="0.216cm" svg:height="0.216cm" draw:transform="rotate (-3.14159265358979) translate (18.772cm 11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7.627cm 11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703cm 11.19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.016cm" svg:y1="6.513cm" svg:x2="20.213cm" svg:y2="5.896cm">
          <text:p/>
        </draw:line>
        <draw:custom-shape draw:style-name="gr5" draw:text-style-name="P5" draw:layer="layout" svg:width="0.214cm" svg:height="0.216cm" draw:transform="skewX (0.00471238898038473) rotate (2.8326693759868) translate (20.084cm 6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2.8326693759868) translate (19.69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2.8326693759868) translate (19.891cm 7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82cm" svg:y1="7.129cm" svg:x2="20.017cm" svg:y2="6.512cm">
          <text:p/>
        </draw:line>
        <draw:custom-shape draw:style-name="gr5" draw:text-style-name="P5" draw:layer="layout" svg:width="0.216cm" svg:height="0.215cm" draw:transform="rotate (2.8326693759868) translate (20.282cm 6.0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7.746cm" svg:x2="19.82cm" svg:y2="7.129cm">
          <text:p/>
        </draw:lin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0.087cm 6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19.89cm 7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20.212cm" svg:y2="5.896cm">
          <text:p/>
        </draw:line>
        <draw:custom-shape draw:style-name="gr5" draw:text-style-name="P5" draw:layer="layout" svg:width="0.215cm" svg:height="0.216cm" draw:transform="rotate (-3.14159265358979) translate (18.88cm 6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357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8.67cm 6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28cm" svg:y1="9.75cm" svg:x2="16.387cm" svg:y2="9.047cm">
          <text:p/>
        </draw:line>
        <draw:custom-shape draw:style-name="gr6" draw:text-style-name="P6" draw:layer="layout" svg:width="0.216cm" svg:height="0.216cm" draw:transform="rotate (-3.14159265358979) translate (15.387cm 9.8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02cm" svg:y1="10.453cm" svg:x2="15.309cm" svg:y2="9.75cm">
          <text:p/>
        </draw:line>
        <draw:custom-shape draw:style-name="gr6" draw:text-style-name="P6" draw:layer="layout" svg:width="0.215cm" svg:height="0.215cm" draw:transform="rotate (-3.14159265358979) translate (14.309cm 10.54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094cm" svg:y1="11.152cm" svg:x2="14.201cm" svg:y2="10.449cm">
          <text:p/>
        </draw:line>
        <draw:line draw:style-name="gr4" draw:text-style-name="P4" draw:layer="layout" svg:x1="13.124cm" svg:y1="11.152cm" svg:x2="16.381cm" svg:y2="11.696cm">
          <text:p/>
        </draw:line>
        <draw:line draw:style-name="gr4" draw:text-style-name="P4" draw:layer="layout" svg:x1="16.388cm" svg:y1="9.047cm" svg:x2="14.957cm" svg:y2="8.78cm">
          <text:p/>
        </draw:line>
        <draw:custom-shape draw:style-name="gr6" draw:text-style-name="P6" draw:layer="layout" svg:width="0.217cm" svg:height="0.217cm" draw:transform="rotate (-3.14159265358979) translate (15.389cm 11.60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283cm 11.4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374cm 10.7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5.063cm 8.88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3cm 8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57cm" svg:y1="8.779cm" svg:x2="13.526cm" svg:y2="8.512cm">
          <text:p/>
        </draw:line>
        <draw:custom-shape draw:style-name="gr6" draw:text-style-name="P6" draw:layer="layout" svg:width="0.216cm" svg:height="0.216cm" draw:transform="rotate (-3.14159265358979) translate (13.635cm 8.62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634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527cm" svg:y1="8.507cm" svg:x2="12.096cm" svg:y2="8.24cm">
          <text:p/>
        </draw:line>
        <draw:custom-shape draw:style-name="gr6" draw:text-style-name="P6" draw:layer="layout" svg:width="0.216cm" svg:height="0.216cm" draw:transform="rotate (-3.14159265358979) translate (13.942cm 9.57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74cm" svg:y1="6.459cm" svg:x2="12.07cm" svg:y2="8.272cm">
          <text:p text:style-name="P5"><text:s text:c="12"/></text:p>
        </draw:lin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631cm 7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447cm 7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6cm" svg:x2="10.886cm" svg:y2="13.223cm">
          <text:p/>
        </draw:line>
        <draw:custom-shape draw:style-name="gr5" draw:text-style-name="P5" draw:layer="layout" svg:width="0.216cm" svg:height="0.215cm" svg:x="10.77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892cm" svg:y1="13.263cm" svg:x2="12.323cm" svg:y2="13.53cm">
          <text:p/>
        </draw:lin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6cm" svg:y="1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328cm" svg:y1="13.561cm" svg:x2="13.759cm" svg:y2="13.828cm">
          <text:p/>
        </draw:line>
        <draw:line draw:style-name="gr4" draw:text-style-name="P4" draw:layer="layout" svg:x1="13.125cm" svg:y1="11.153cm" svg:x2="13.759cm" svg:y2="13.829cm">
          <text:p/>
        </draw:line>
        <draw:custom-shape draw:style-name="gr6" draw:text-style-name="P6" draw:layer="layout" svg:width="0.216cm" svg:height="0.216cm" svg:x="11.989cm" svg:y="12.5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3.759cm" svg:y1="13.828cm" svg:x2="16.381cm" svg:y2="11.747cm">
          <text:p text:style-name="P5"><text:s text:c="12"/></text:p>
        </draw:line>
        <draw:custom-shape draw:style-name="gr6" draw:text-style-name="P6" draw:layer="layout" svg:width="0.216cm" svg:height="0.217cm" draw:transform="rotate (-3.14159265358979) translate (13.424cm 12.129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13.447cm" svg:y="12.84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599cm 12.54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4.728cm 13.24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513cm 12.3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05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385cm 9.83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9.81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6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7cm" svg:x="6.329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7.857cm" svg:y="1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1.561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217cm" svg:height="0.215cm" svg:x="8.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1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7cm" svg:y="1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628cm" svg:y1="6.796cm" svg:x2="5.335cm" svg:y2="7.61cm">
          <text:p/>
        </draw:line>
        <draw:custom-shape draw:style-name="gr6" draw:text-style-name="P6" draw:layer="layout" svg:width="0.216cm" svg:height="0.215cm" svg:x="5.536cm" svg:y="6.6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937cm" svg:y1="5.957cm" svg:x2="5.644cm" svg:y2="6.771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204cm" svg:y1="5.177cm" svg:x2="5.911cm" svg:y2="5.991cm">
          <text:p/>
        </draw:lin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3cm" svg:x2="6.204cm" svg:y2="5.177cm">
          <text:p/>
        </draw:line>
        <draw:line draw:style-name="gr4" draw:text-style-name="P4" draw:layer="layout" svg:x1="12.07cm" svg:y1="7.498cm" svg:x2="12.07cm" svg:y2="8.24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6.98cm" svg:y="5.9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893cm" svg:y="6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674cm" svg:y="6.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63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cm" svg:y1="6.757cm" svg:x2="12.07cm" svg:y2="7.499cm">
          <text:p/>
        </draw:line>
        <draw:line draw:style-name="gr4" draw:text-style-name="P4" draw:layer="layout" svg:x1="12.073cm" svg:y1="6.015cm" svg:x2="12.073cm" svg:y2="6.757cm">
          <text:p/>
        </draw:line>
        <draw:line draw:style-name="gr4" draw:text-style-name="P4" draw:layer="layout" svg:x1="12.077cm" svg:y1="5.274cm" svg:x2="12.077cm" svg:y2="6.015cm">
          <text:p/>
        </draw:line>
        <draw:custom-shape draw:style-name="gr6" draw:text-style-name="P6" draw:layer="layout" svg:width="0.216cm" svg:height="0.216cm" svg:x="11.966cm" svg:y="7.22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73cm" svg:y="6.2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5cm" svg:x2="12.077cm" svg:y2="5.274cm">
          <text:p/>
        </draw:line>
        <draw:custom-shape draw:style-name="gr6" draw:text-style-name="P6" draw:layer="layout" svg:width="0.214cm" svg:height="0.216cm" svg:x="10.92cm" svg:y="5.99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7cm" svg:x="9.81cm" svg:y="6.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3.588cm" svg:x2="9.423cm" svg:y2="12.941cm">
          <text:p/>
        </draw:lin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draw:transform="rotate (-3.14159265358979) translate (9.532cm 14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cm 14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235cm" svg:x2="9.423cm" svg:y2="13.588cm">
          <text:p/>
        </draw:line>
        <draw:custom-shape draw:style-name="gr5" draw:text-style-name="P5" draw:layer="layout" svg:width="0.217cm" svg:height="0.215cm" draw:transform="rotate (-3.14159265358979) translate (9.532cm 13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882cm" svg:x2="9.423cm" svg:y2="14.235cm">
          <text:p/>
        </draw:lin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2cm 14.3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471238898038474) rotate (2.8326693759868) translate (9.494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92) rotate (2.8326693759868) translate (9.492cm 1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4cm" svg:y1="14.883cm" svg:x2="4.984cm" svg:y2="13.52cm">
          <text:p/>
        </draw:line>
        <draw:custom-shape draw:style-name="gr6" draw:text-style-name="P6" draw:layer="layout" svg:width="0.215cm" svg:height="0.216cm" svg:x="6.257cm" svg:y="13.83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852cm" svg:y="14.29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7.893cm" svg:y="13.6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882cm" svg:x2="13.758cm" svg:y2="13.828cm">
          <text:p/>
        </draw:line>
        <draw:custom-shape draw:style-name="gr5" draw:text-style-name="P5" draw:layer="layout" svg:width="0.215cm" svg:height="0.216cm" svg:x="10.772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0.749cm" svg:y="14.4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207cm" svg:y="14.07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745cm" svg:y="13.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skewX (0.00471238898038465) rotate (-0.308923277602996) translate (5.307cm 12.15cm)">
          <text:p text:style-name="P6"><text:s text:c="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3.801cm" svg:y1="12.963cm" svg:x2="4.983cm" svg:y2="13.52cm">
          <text:p text:style-name="P5"><text:s text:c="11"/></text:p>
        </draw:line>
        <draw:custom-shape draw:style-name="gr5" draw:text-style-name="P5" draw:layer="layout" svg:width="0.215cm" svg:height="0.215cm" draw:transform="skewX (0.00471238898038465) rotate (-0.308923277602996) translate (3.777cm 12.8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.679cm" svg:y1="12.406cm" svg:x2="3.861cm" svg:y2="12.963cm">
          <text:p text:style-name="P5"><text:s text:c="11"/></text:p>
        </draw:line>
        <draw:custom-shape draw:style-name="gr5" draw:text-style-name="P5" draw:layer="layout" svg:width="0.215cm" svg:height="0.215cm" svg:x="2.586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2.679cm" svg:y2="12.448cm">
          <text:p text:style-name="P5"><text:s text:c="11"/></text:p>
        </draw:line>
        <draw:custom-shape draw:style-name="gr5" draw:text-style-name="P5" draw:layer="layout" svg:width="0.216cm" svg:height="0.215cm" svg:x="1.404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5.573cm" svg:y2="11.669cm">
          <text:p text:style-name="P5"><text:s text:c="11"/></text:p>
        </draw:lin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586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405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6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776cm" svg:y="1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20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00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5.573cm" svg:y2="9.72cm">
          <text:p text:style-name="P5"><text:s text:c="11"/></text:p>
        </draw:line>
        <draw:custom-shape draw:style-name="gr5" draw:text-style-name="P5" draw:layer="layout" svg:width="0.215cm" svg:height="0.216cm" svg:x="1.406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7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2.754cm" svg:y="1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19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4.231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37cm" svg:y1="12.963cm" svg:x2="1.497cm" svg:y2="11.884cm">
          <text:p text:style-name="P5"><text:s text:c="11"/></text:p>
        </draw:line>
        <draw:custom-shape draw:style-name="gr5" draw:text-style-name="P5" draw:layer="layout" svg:width="0.215cm" svg:height="0.216cm" svg:x="1.407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281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79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8cm" svg:y="1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281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245cm" svg:y1="13.935cm" svg:x2="1.372cm" svg:y2="12.856cm">
          <text:p text:style-name="P5"><text:s text:c="11"/></text:p>
        </draw:line>
        <draw:custom-shape draw:style-name="gr5" draw:text-style-name="P5" draw:layer="layout" svg:width="0.216cm" svg:height="0.215cm" svg:x="1.281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56cm" svg:y="1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.178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6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7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42cm" svg:y1="14.895cm" svg:x2="1.269cm" svg:y2="13.816cm">
          <text:p text:style-name="P5"><text:s text:c="11"/></text:p>
        </draw:line>
        <draw:custom-shape draw:style-name="gr5" draw:text-style-name="P5" draw:layer="layout" svg:width="0.216cm" svg:height="0.216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3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224cm" svg:y1="14.787cm" svg:x2="4.984cm" svg:y2="13.52cm">
          <text:p text:style-name="P5"><text:s text:c="11"/></text:p>
        </draw:lin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0.00471238898038466) rotate (-0.308923277602996) translate (3.607cm 13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29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38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73cm" svg:y1="9.72cm" svg:x2="0.858cm" svg:y2="9.25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0.978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0.858cm" svg:y1="9.25cm" svg:x2="1.505cm" svg:y2="11.838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.195cm 10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.413cm 11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2.679cm 1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2.383cm" svg:y="9.3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881cm" svg:y="9.4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336cm" svg:y1="7.611cm" svg:x2="0.858cm" svg:y2="9.251cm">
          <text:p text:style-name="P5"><text:s text:c="4"/></text:p>
        </draw:line>
        <draw:custom-shape draw:style-name="gr5" draw:text-style-name="P5" draw:layer="layout" svg:width="0.215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2.26cm" svg:y="8.61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3.725cm" svg:y="8.1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788cm" svg:y="8.78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0.965cm" svg:y1="7.91cm" svg:x2="0.859cm" svg:y2="9.251cm">
          <text:p text:style-name="P5"><text:s text:c="4"/></text:p>
        </draw:lin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5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061cm" svg:y1="6.637cm" svg:x2="0.955cm" svg:y2="7.978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181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263cm" svg:x2="1.061cm" svg:y2="6.604cm">
          <text:p text:style-name="P5"><text:s text:c="4"/></text:p>
        </draw:lin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3cm" svg:x2="5.336cm" svg:y2="7.611cm">
          <text:p text:style-name="P5"><text:s text:c="5"/></text:p>
        </draw:line>
        <draw:custom-shape draw:style-name="gr5" draw:text-style-name="P5" draw:layer="layout" svg:width="0.217cm" svg:height="0.216cm" svg:x="3.801cm" svg:y="6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413cm" svg:y="5.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383cm" svg:y="7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4cm" svg:x2="6.204cm" svg:y2="5.177cm">
          <text:p text:style-name="P5"><text:s text:c="5"/></text:p>
        </draw:lin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40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127cm" svg:y="5.9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7cm" svg:y1="5.274cm" svg:x2="6.205cm" svg:y2="5.177cm">
          <text:p/>
        </draw:line>
        <draw:custom-shape draw:style-name="gr5" draw:text-style-name="P5" draw:layer="layout" svg:width="0.216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0.379cm 5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8.273cm 5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867cm" svg:y="6.0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3.76cm" svg:y1="13.829cm" svg:x2="15.351cm" svg:y2="14.178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351cm" svg:y1="14.195cm" svg:x2="16.942cm" svg:y2="14.544cm">
          <text:p text:style-name="P5"><text:s text:c="12"/></text:p>
        </draw:lin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6.943cm" svg:y1="14.544cm" svg:x2="18.534cm" svg:y2="14.893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593cm" svg:y1="14.787cm" svg:x2="16.382cm" svg:y2="11.748cm">
          <text:p text:style-name="P5"><text:s text:c="12"/></text:p>
        </draw:lin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7cm" svg:y1="5.274cm" svg:x2="15.74cm" svg:y2="6.459cm">
          <text:p/>
        </draw:lin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663cm 6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417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334cm 6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254cm 13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593cm" svg:y1="14.989cm" svg:x2="19.861cm" svg:y2="11.804cm">
          <text:p text:style-name="P5"><text:s text:c="12"/></text:p>
        </draw:line>
        <draw:custom-shape draw:style-name="gr6" draw:text-style-name="P6" draw:layer="layout" svg:width="0.216cm" svg:height="0.216cm" draw:transform="rotate (-3.14159265358979) translate (17.196cm 12.8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929cm 13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381cm 12.8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9.099cm 14.03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9.49cm 13.0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19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8cm" svg:y1="5.275cm" svg:x2="13.219cm" svg:y2="4.468cm">
          <text:p/>
        </draw:line>
        <draw:custom-shape draw:style-name="gr5" draw:text-style-name="P5" draw:layer="layout" svg:width="0.215cm" svg:height="0.215cm" draw:transform="rotate (-3.14159265358979) translate (13.334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5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27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86cm" svg:y1="5.275cm" svg:x2="13.227cm" svg:y2="4.468cm">
          <text:p/>
        </draw:line>
        <draw:custom-shape draw:style-name="gr5" draw:text-style-name="P5" draw:layer="layout" svg:width="0.215cm" svg:height="0.215cm" draw:transform="rotate (-3.14159265358979) translate (13.342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3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15cm" svg:height="0.215cm" draw:transform="rotate (-3.14159265358979) translate (14.587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89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248cm" svg:y1="4.478cm" svg:x2="14.389cm" svg:y2="3.671cm">
          <text:p/>
        </draw:line>
        <draw:custom-shape draw:style-name="gr5" draw:text-style-name="P5" draw:layer="layout" svg:width="0.215cm" svg:height="0.215cm" draw:transform="rotate (-3.14159265358979) translate (14.504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5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97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256cm" svg:y1="4.478cm" svg:x2="14.397cm" svg:y2="3.671cm">
          <text:p/>
        </draw:line>
        <draw:custom-shape draw:style-name="gr5" draw:text-style-name="P5" draw:layer="layout" svg:width="0.215cm" svg:height="0.215cm" draw:transform="rotate (-3.14159265358979) translate (14.512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3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1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23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29cm" svg:y1="3.665cm" svg:x2="15.57cm" svg:y2="2.858cm">
          <text:p/>
        </draw:line>
        <draw:custom-shape draw:style-name="gr5" draw:text-style-name="P5" draw:layer="layout" svg:width="0.215cm" svg:height="0.215cm" draw:transform="rotate (-3.14159265358979) translate (15.685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6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8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37cm" svg:y1="3.665cm" svg:x2="15.578cm" svg:y2="2.858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4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8cm" svg:y1="2.858cm" svg:x2="15.741cm" svg:y2="6.46cm">
          <text:p/>
        </draw:line>
        <draw:custom-shape draw:style-name="gr5" draw:text-style-name="P5" draw:layer="layout" svg:width="0.215cm" svg:height="0.216cm" draw:transform="rotate (-3.14159265358979) translate (15.763cm 5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763cm 4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6.302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26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19cm" svg:y1="1.555cm" svg:x2="6.182cm" svg:y2="5.157cm">
          <text:p/>
        </draw:line>
        <draw:custom-shape draw:style-name="gr5" draw:text-style-name="P5" draw:layer="layout" svg:width="0.215cm" svg:height="0.216cm" draw:transform="rotate (-3.14159265358979) translate (6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6.2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2cm" svg:y1="1.555cm" svg:x2="12.086cm" svg:y2="5.274cm">
          <text:p/>
        </draw:line>
        <draw:custom-shape draw:style-name="gr5" draw:text-style-name="P5" draw:layer="layout" svg:width="0.216cm" svg:height="0.216cm" svg:x="11.964cm" svg:y="5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0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0.1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4cm" svg:x2="5.968cm" svg:y2="1.535cm">
          <text:p text:style-name="P5"><text:s text:c="5"/></text:p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8cm" svg:y1="5.345cm" svg:x2="5.969cm" svg:y2="1.536cm">
          <text:p text:style-name="P5"><text:s text:c="5"/></text:p>
        </draw:lin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.904cm 4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1.551cm" svg:y1="9.695cm" svg:x2="19.62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263cm" svg:y1="9.695cm" svg:x2="21.335cm" svg:y2="9.695cm">
          <text:p/>
        </draw:lin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91cm" svg:y1="9.695cm" svg:x2="23.26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14.732cm" svg:x2="25.191cm" svg:y2="9.695cm">
          <text:p text:style-name="P5"><text:s text:c="12"/></text:p>
        </draw:line>
        <draw:line draw:style-name="gr7" draw:text-style-name="P7" draw:layer="layout" svg:x1="25.191cm" svg:y1="14.732cm" svg:x2="19.861cm" svg:y2="11.804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9.695cm" svg:x2="19.861cm" svg:y2="11.80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4cm 12.2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14.732cm" svg:x2="18.593cm" svg:y2="14.89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13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11.4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7cm" svg:y1="9.696cm" svg:x2="19.862cm" svg:y2="11.805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3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778cm 14.9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2.878cm 14.8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8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91cm" svg:y1="9.696cm" svg:x2="19.623cm" svg:y2="7.754cm">
          <text:p/>
        </draw:line>
        <draw:custom-shape draw:style-name="gr5" draw:text-style-name="P5" draw:layer="layout" svg:width="0.216cm" svg:height="0.215cm" draw:transform="rotate (-3.14159265358979) translate (21.5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31cm 9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7cm" svg:y1="9.695cm" svg:x2="20.214cm" svg:y2="5.896cm">
          <text:p/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887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23.583cm 8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687cm 7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8cm" svg:y1="9.696cm" svg:x2="24.892cm" svg:y2="2.794cm">
          <text:p/>
        </draw:line>
        <draw:line draw:style-name="gr4" draw:text-style-name="P4" draw:layer="layout" svg:x1="24.892cm" svg:y1="2.794cm" svg:x2="20.215cm" svg:y2="5.897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1.783cm 5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4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6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5.083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2.8326693759868) translate (25.083cm 7.53cm)">
          <text:p text:style-name="P6"><text:s text:c="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0.213cm" svg:y2="5.896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0.213cm" svg:y2="5.896cm">
          <text:p/>
        </draw:line>
        <draw:line draw:style-name="gr4" draw:text-style-name="P4" draw:layer="layout" svg:x1="6.02cm" svg:y1="1.556cm" svg:x2="15.57cm" svg:y2="2.858cm">
          <text:p/>
        </draw:line>
        <draw:custom-shape draw:style-name="gr5" draw:text-style-name="P5" draw:layer="layout" svg:width="0.215cm" svg:height="0.216cm" draw:transform="rotate (-3.14159265358979) translate (9.3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504cm 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204cm 3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4.892cm" svg:y2="2.794cm">
          <text:p/>
        </draw:line>
        <draw:line draw:style-name="gr4" draw:text-style-name="P4" draw:layer="layout" svg:x1="6.02cm" svg:y1="1.556cm" svg:x2="14.224cm" svg:y2="0.254cm">
          <text:p/>
        </draw:line>
        <draw:line draw:style-name="gr4" draw:text-style-name="P4" draw:layer="layout" svg:x1="15.579cm" svg:y1="2.794cm" svg:x2="14.224cm" svg:y2="0.254cm">
          <text:p/>
        </draw:line>
        <draw:line draw:style-name="gr4" draw:text-style-name="P4" draw:layer="layout" svg:x1="15.58cm" svg:y1="2.794cm" svg:x2="18.288cm" svg:y2="0.254cm">
          <text:p/>
        </draw:line>
        <draw:line draw:style-name="gr4" draw:text-style-name="P4" draw:layer="layout" svg:x1="14.224cm" svg:y1="0.254cm" svg:x2="18.288cm" svg:y2="0.254cm">
          <text:p/>
        </draw:line>
        <draw:line draw:style-name="gr4" draw:text-style-name="P4" draw:layer="layout" svg:x1="24.892cm" svg:y1="2.794cm" svg:x2="18.288cm" svg:y2="0.254cm">
          <text:p/>
        </draw:lin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757cm 5.0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3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5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8cm" svg:y1="2.858cm" svg:x2="24.893cm" svg:y2="2.794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2cm" svg:y1="1.556cm" svg:x2="14.224cm" svg:y2="0.254cm">
          <text:p/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1.9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604cm 2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8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2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604cm 0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9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104cm 1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304cm 0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593cm 2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493cm 1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3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6.0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5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9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2.7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1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4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652cm 8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37cm" draw:transform="rotate (-3.14159265358979) translate (16.494cm 11.827cm)">
          <text:p text:style-name="P6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46cm 15.00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4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2T09:53:35.674298999</dc:date>
    <meta:editing-duration>PT2H53M37S</meta:editing-duration>
    <meta:editing-cycles>18</meta:editing-cycles>
    <meta:generator>LibreOffice/6.4.3.2$Linux_X86_64 LibreOffice_project/40$Build-2</meta:generator>
    <meta:document-statistic meta:object-count="662"/>
  </office:meta>
</office:document-meta>
</file>